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88888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language="zxx" fo:country="none"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  <style:text-properties fo:font-weight="bold"/>
    </style:style>
    <style:style style:name="ce10" style:family="table-cell" style:parent-style-name="Default" style:data-style-name="N110"/>
    <style:style style:name="ce11" style:family="table-cell" style:parent-style-name="Default" style:data-style-name="N1"/>
    <style:style style:name="ce12" style:family="table-cell" style:parent-style-name="Default" style:data-style-name="N0"/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order="none"/>
    </style:style>
    <style:style style:name="ce15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0"/>
        <table:table-column table:style-name="co3" table:number-columns-repeated="2" table:default-cell-style-name="ce11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9" office:value-type="string">
            <text:p>Homework expected</text:p>
          </table:table-cell>
          <table:table-cell table:style-name="ce9" office:value-type="string">
            <text:p>Homework ready</text:p>
          </table:table-cell>
          <table:table-cell table:style-name="ce9" office:value-type="string">
            <text:p>Homework points</text:p>
          </table:table-cell>
          <table:table-cell table:style-name="ce9" office:value-type="string">
            <text:p>Exam points</text:p>
          </table:table-cell>
          <table:table-cell table:style-name="ce9" office:value-type="string">
            <text:p>Bonus</text:p>
          </table:table-cell>
          <table:table-cell table:style-name="ce9" office:value-type="string">
            <text:p>Total points</text:p>
          </table:table-cell>
          <table:table-cell table:style-name="ce9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2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6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30">
            <text:p>30</text:p>
          </table:table-cell>
          <table:table-cell table:formula="of:=(9+7+10+7)*5/4" office:value-type="float" office:value="41.25">
            <text:p>41</text:p>
          </table:table-cell>
          <table:table-cell/>
          <table:table-cell table:formula="of:=SUM([.E6:.G6])" office:value-type="float" office:value="71.25">
            <text:p>71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47.5">
            <text:p>48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6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formula="of:=(5+5+6+5)*5/4" office:value-type="float" office:value="26.25">
            <text:p>26</text:p>
          </table:table-cell>
          <table:table-cell/>
          <table:table-cell table:formula="of:=SUM([.E11:.G11])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7678</text:p>
          </table:table-cell>
          <table:table-cell table:style-name="ce6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27">
            <text:p>27</text:p>
          </table:table-cell>
          <table:table-cell table:formula="of:=(8+7+8+7)*5/4" office:value-type="float" office:value="37.5">
            <text:p>38</text:p>
          </table:table-cell>
          <table:table-cell/>
          <table:table-cell table:formula="of:=SUM([.E12:.G12])" office:value-type="float" office:value="64.5">
            <text:p>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table:style-name="ce6"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18]" office:value-type="float" office:value="33.3333333333333">
            <text:p>33</text:p>
          </table:table-cell>
          <table:table-cell table:formula="of:=(7+9+6+5)*5/4" office:value-type="float" office:value="33.75">
            <text:p>34</text:p>
          </table:table-cell>
          <table:table-cell office:value-type="float" office:value="10">
            <text:p>10</text:p>
          </table:table-cell>
          <table:table-cell table:formula="of:=SUM([.E18:.G18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4" office:value-type="float" office:value="103800">
            <text:p>103800</text:p>
          </table:table-cell>
          <table:table-cell table:style-name="ce7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 table:formula="of:=[Homework.J20]" office:value-type="float" office:value="38.3333333333333">
            <text:p>38</text:p>
          </table:table-cell>
          <table:table-cell table:formula="of:=(0+6+7+5)*5/4" office:value-type="float" office:value="22.5">
            <text:p>23</text:p>
          </table:table-cell>
          <table:table-cell/>
          <table:table-cell table:formula="of:=SUM([.E20:.G20])" office:value-type="float" office:value="60.8333333333333">
            <text:p>6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0228">
            <text:p>100228</text:p>
          </table:table-cell>
          <table:table-cell table:style-name="ce8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1]" office:value-type="float" office:value="0">
            <text:p>0</text:p>
          </table:table-cell>
          <table:table-cell table:formula="of:=(8+6+7+10)*5/4" office:value-type="float" office:value="38.75">
            <text:p>39</text:p>
          </table:table-cell>
          <table:table-cell/>
          <table:table-cell table:formula="of:=SUM([.E21:.G21])" office:value-type="float" office:value="38.75">
            <text:p>39</text:p>
          </table:table-cell>
          <table:table-cell/>
        </table:table-row>
        <table:table-row table:style-name="ro2">
          <table:table-cell office:value-type="float" office:value="104074">
            <text:p>104074</text:p>
          </table:table-cell>
          <table:table-cell table:style-name="ce6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2]" office:value-type="float" office:value="0">
            <text:p>0</text:p>
          </table:table-cell>
          <table:table-cell table:style-name="Default"/>
          <table:table-cell/>
          <table:table-cell table:formula="of:=SUM([.E22:.G22])" office:value-type="float" office:value="0">
            <text:p>0</text:p>
          </table:table-cell>
          <table:table-cell/>
        </table:table-row>
        <table:table-row table:style-name="ro2">
          <table:table-cell table:style-name="ce5" office:value-type="float" office:value="100224">
            <text:p>100224</text:p>
          </table:table-cell>
          <table:table-cell table:style-name="ce6" office:value-type="string">
            <text:p>Julia Kalitseva</text:p>
          </table:table-cell>
          <table:table-cell office:value-type="date" office:date-value="2011-05-20">
            <text:p>20.05.2011</text:p>
          </table:table-cell>
          <table:table-cell table:style-name="Default"/>
          <table:table-cell table:formula="of:=[Homework.J23]" office:value-type="float" office:value="0">
            <text:p>0</text:p>
          </table:table-cell>
          <table:table-cell table:style-name="Default"/>
          <table:table-cell/>
          <table:table-cell table:formula="of:=SUM([.E23:.G23])" office:value-type="float" office:value="0">
            <text:p>0</text:p>
          </table:table-cell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3"/>
        <table:table-column table:style-name="co3" table:number-columns-repeated="6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row table:style-name="ro3">
          <table:table-cell table:style-name="ce9" office:value-type="string">
            <text:p>Code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Task complete %</text:p>
          </table:table-cell>
          <table:table-cell table:style-name="ce9" office:value-type="string">
            <text:p>Model</text:p>
          </table:table-cell>
          <table:table-cell table:style-name="ce9" office:value-type="string">
            <text:p>Design</text:p>
          </table:table-cell>
          <table:table-cell table:style-name="ce9" office:value-type="string">
            <text:p>Java API &amp; language</text:p>
          </table:table-cell>
          <table:table-cell table:style-name="ce9" office:value-type="string">
            <text:p>Error handling</text:p>
          </table:table-cell>
          <table:table-cell table:style-name="ce9" office:value-type="string">
            <text:p>Docs &amp; readability</text:p>
          </table:table-cell>
          <table:table-cell table:style-name="ce9" office:value-type="string">
            <text:p>Tests</text:p>
          </table:table-cell>
          <table:table-cell table:style-name="ce9" office:value-type="string">
            <text:p>Total</text:p>
          </table:table-cell>
          <table:table-cell table:style-name="ce15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56cm" draw:caption-point-x="-0.61cm" draw:caption-point-y="1.518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6cm" draw:caption-point-x="-0.61cm" draw:caption-point-y="1.518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6cm" draw:caption-point-x="-0.61cm" draw:caption-point-y="1.518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6cm" draw:caption-point-x="-0.61cm" draw:caption-point-y="1.518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56cm" draw:caption-point-x="-0.61cm" draw:caption-point-y="1.518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6cm" draw:caption-point-x="-0.61cm" draw:caption-point-y="1.518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6cm" draw:caption-point-x="-0.61cm" draw:caption-point-y="1.518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6cm" draw:caption-point-x="-0.61cm" draw:caption-point-y="1.518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07cm" draw:caption-point-x="-0.61cm" draw:caption-point-y="1.517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07cm" draw:caption-point-x="-0.61cm" draw:caption-point-y="1.517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0.8">
            <office:annotation draw:style-name="gr1" draw:text-style-name="P1" svg:width="2.899cm" svg:height="0.991cm" svg:x="8.339cm" svg:y="1.16cm" draw:caption-point-x="-0.61cm" draw:caption-point-y="1.514cm">
              <dc:date>2011-06-02T00:00:00</dc:date>
              <text:p text:style-name="P1"><text:span text:style-name="T1">No csv input, db input, xml output</text:span></text:p>
            </office:annotation>
            <text:p>80%</text:p>
          </table:table-cell>
          <table:table-cell office:value-type="float" office:value="7">
            <office:annotation draw:style-name="gr1" draw:text-style-name="P1" svg:width="2.899cm" svg:height="0.596cm" svg:x="10.597cm" svg:y="1.16cm" draw:caption-point-x="-0.61cm" draw:caption-point-y="1.514cm">
              <dc:date>2011-06-02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6cm" draw:caption-point-x="-0.61cm" draw:caption-point-y="1.514cm">
              <dc:date>2011-06-02T00:00:00</dc:date>
              <text:p text:style-name="P1"><text:span text:style-name="T1">Enum overrifing overus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6cm" draw:caption-point-x="-0.61cm" draw:caption-point-y="1.514cm">
              <dc:date>2011-06-02T00:00:00</dc:date>
              <text:p text:style-name="P1"><text:span text:style-name="T1">Exceptions logged and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06cm" draw:caption-point-x="-0.61cm" draw:caption-point-y="1.517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06cm" draw:caption-point-x="-0.61cm" draw:caption-point-y="1.517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6cm" draw:caption-point-x="-0.61cm" draw:caption-point-y="1.517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06cm" draw:caption-point-x="-0.61cm" draw:caption-point-y="1.517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06cm" draw:caption-point-x="-0.61cm" draw:caption-point-y="1.517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07cm" draw:caption-point-x="-0.61cm" draw:caption-point-y="1.516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4cm" draw:caption-point-x="-0.61cm" draw:caption-point-y="1.519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4cm" draw:caption-point-x="-0.61cm" draw:caption-point-y="1.519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4cm" draw:caption-point-x="-0.61cm" draw:caption-point-y="1.519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3cm" draw:caption-point-x="-0.61cm" draw:caption-point-y="1.52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3cm" draw:caption-point-x="-0.61cm" draw:caption-point-y="1.52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3cm" draw:caption-point-x="-0.61cm" draw:caption-point-y="1.52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3cm" draw:caption-point-x="-0.61cm" draw:caption-point-y="1.52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3cm" draw:caption-point-x="-0.61cm" draw:caption-point-y="1.52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57cm" draw:caption-point-x="-0.61cm" draw:caption-point-y="1.516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57cm" draw:caption-point-x="-0.61cm" draw:caption-point-y="1.516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57cm" draw:caption-point-x="-0.61cm" draw:caption-point-y="1.516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4" office:value-type="percentage" office:value="0.9">
            <office:annotation draw:style-name="gr1" draw:text-style-name="P1" svg:width="2.899cm" svg:height="0.991cm" svg:x="8.339cm" svg:y="3.409cm" draw:caption-point-x="-0.61cm" draw:caption-point-y="1.514cm">
              <dc:date>2011-06-02T00:00:00</dc:date>
              <text:p text:style-name="P1"><text:span text:style-name="T1">No place sharing implemented</text:span>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09cm" draw:caption-point-x="-0.61cm" draw:caption-point-y="1.514cm">
              <dc:date>2011-06-02T00:00:00</dc:date>
              <text:p text:style-name="P1"><text:span text:style-name="T1">CSV implemented in the model</text:span>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09cm" draw:caption-point-x="-0.61cm" draw:caption-point-y="1.514cm">
              <dc:date>2011-06-02T00:00:00</dc:date>
              <text:p text:style-name="P1"><text:span text:style-name="T1">JAXB</text:span>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09cm" draw:caption-point-x="-0.61cm" draw:caption-point-y="1.514cm">
              <dc:date>2011-06-02T00:00:00</dc:date>
              <text:p text:style-name="P1"><text:span text:style-name="T1">Everything is thrown out</text:span>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09cm" draw:caption-point-x="-0.61cm" draw:caption-point-y="1.514cm">
              <dc:date>2011-06-02T00:00:00</dc:date>
              <text:p text:style-name="P1"><text:span text:style-name="T1">No tests</text:span>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4" office:value-type="percentage" office:value="0.9">
            <office:annotation draw:style-name="gr1" draw:text-style-name="P1" svg:width="2.899cm" svg:height="1.386cm" svg:x="8.339cm" svg:y="3.859cm" draw:caption-point-x="-0.61cm" draw:caption-point-y="1.514cm">
              <dc:date>2011-06-02T00:00:00</dc:date>
              <text:p text:style-name="P1"><text:span text:style-name="T1">Can't read my input file – “invalid data”</text:span></text:p>
            </office:annotation>
            <text:p>9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59cm" draw:caption-point-x="-0.61cm" draw:caption-point-y="1.514cm">
              <dc:date>2011-06-02T00:00:00</dc:date>
              <text:p text:style-name="P1"><text:span text:style-name="T1">Awful duplications in main class</text:span></text:p>
              <text:p text:style-name="P1"><text:span text:style-name="T1">Event interface and classes instead of an enum</text:span></text:p>
              <text:p text:style-name="P1"><text:span text:style-name="T1">Common interfaces not used, DB logic creeps into main class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59cm" draw:caption-point-x="-0.61cm" draw:caption-point-y="1.514cm">
              <dc:date>2011-06-02T00:00:00</dc:date>
              <text:p text:style-name="P1"><text:span text:style-name="T1">== false</text:span></text:p>
              <text:p text:style-name="P1"><text:span text:style-name="T1">No if-else</text:span></text:p>
              <text:p text:style-name="P1"><text:span text:style-name="T1">Thread safety issu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59cm" draw:caption-point-x="-0.61cm" draw:caption-point-y="1.514cm">
              <dc:date>2011-06-02T00:00:00</dc:date>
              <text:p text:style-name="P1"><text:span text:style-name="T1">Interfaces throw all different exceptions out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3cm" draw:caption-point-x="-0.61cm" draw:caption-point-y="1.52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3cm" draw:caption-point-x="-0.61cm" draw:caption-point-y="1.52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3cm" draw:caption-point-x="-0.61cm" draw:caption-point-y="1.52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3cm" draw:caption-point-x="-0.61cm" draw:caption-point-y="1.52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" draw:text-style-name="P1" svg:width="2.899cm" svg:height="0.596cm" svg:x="10.597cm" svg:y="6.559cm" draw:caption-point-x="-0.61cm" draw:caption-point-y="1.513cm">
              <dc:date>2011-06-03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office:annotation draw:style-name="gr1" draw:text-style-name="P1" svg:width="2.899cm" svg:height="1.781cm" svg:x="15.113cm" svg:y="6.559cm" draw:caption-point-x="-0.61cm" draw:caption-point-y="1.513cm">
              <dc:date>2011-06-03T00:00:00</dc:date>
              <text:p text:style-name="P1"><text:span text:style-name="T1">ParseDbDate()???</text:span></text:p>
              <text:p text:style-name="P1"><text:span text:style-name="T1">No programming to interfaces</text:span></text:p>
            </office:annotation>
            <text:p>7</text:p>
          </table:table-cell>
          <table:table-cell office:value-type="float" office:value="7">
            <office:annotation draw:style-name="gr3" draw:text-style-name="P1" svg:width="4.124cm" svg:height="1.386cm" svg:x="17.371cm" svg:y="6.559cm" draw:caption-point-x="-0.61cm" draw:caption-point-y="1.513cm">
              <dc:date>2011-06-03T00:00:00</dc:date>
              <text:p text:style-name="P1"><text:span text:style-name="T1">PrintStackTrace()</text:span></text:p>
              <text:p text:style-name="P1"><text:span text:style-name="T1">ArrayIndexOutOfBoundsException on start</text:span></text:p>
            </office:annotation>
            <text:p>7</text:p>
          </table:table-cell>
          <table:table-cell office:value-type="float" office:value="8">
            <office:annotation draw:style-name="gr3" draw:text-style-name="P1" svg:width="5.361cm" svg:height="1.386cm" svg:x="19.629cm" svg:y="6.559cm" draw:caption-point-x="-0.61cm" draw:caption-point-y="1.513cm">
              <dc:date>2011-06-03T00:00:00</dc:date>
              <text:p text:style-name="P1"><text:span text:style-name="T1">Wrong place for class docs</text:span></text:p>
              <text:p text:style-name="P1"><text:span text:style-name="T1">setXXX conversion methods</text:span></text:p>
              <text:p text:style-name="P1"><text:span text:style-name="T1">Scores calculated twice?</text:span></text:p>
            </office:annotation>
            <text:p>8</text:p>
          </table:table-cell>
          <table:table-cell office:value-type="float" office:value="5">
            <text:p>5</text:p>
          </table:table-cell>
          <table:table-cell table:formula="of:=SUM([.D18:.I18])*5/6*[.C18]" office:value-type="float" office:value="33.3333333333333">
            <text:p>3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 office:value-type="percentage" office:value="1">
            <office:annotation draw:style-name="gr1" draw:text-style-name="P1" svg:width="2.899cm" svg:height="0.991cm" svg:x="8.339cm" svg:y="7.461cm" draw:caption-point-x="-0.61cm" draw:caption-point-y="1.511cm">
              <dc:date>2011-06-03T00:00:00</dc:date>
              <text:p text:style-name="P1"><text:span text:style-name="T1">Unparseable date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386cm" svg:x="10.597cm" svg:y="7.461cm" draw:caption-point-x="-0.61cm" draw:caption-point-y="1.511cm">
              <dc:date>2011-06-03T00:00:00</dc:date>
              <text:p text:style-name="P1"><text:span text:style-name="T1">Too much parsing, etc in the model</text:span></text:p>
            </office:annotation>
            <text:p>8</text:p>
          </table:table-cell>
          <table:table-cell office:value-type="float" office:value="5">
            <office:annotation draw:style-name="gr1" draw:text-style-name="P1" svg:width="2.899cm" svg:height="0.596cm" svg:x="12.855cm" svg:y="7.461cm" draw:caption-point-x="-0.61cm" draw:caption-point-y="1.511cm">
              <dc:date>2011-06-03T00:00:00</dc:date>
              <text:p text:style-name="P1"><text:span text:style-name="T1">No interfaces</text:span></text:p>
            </office:annotation>
            <text:p>5</text:p>
          </table:table-cell>
          <table:table-cell office:value-type="float" office:value="8">
            <office:annotation draw:style-name="gr1" draw:text-style-name="P1" svg:width="2.899cm" svg:height="0.991cm" svg:x="15.113cm" svg:y="7.46cm" draw:caption-point-x="-0.61cm" draw:caption-point-y="1.512cm">
              <dc:date>2011-06-03T00:00:00</dc:date>
              <text:p text:style-name="P1"><text:span text:style-name="T1">Processing in constructor</text:span></text:p>
            </office:annotation>
            <text:p>8</text:p>
          </table:table-cell>
          <table:table-cell office:value-type="float" office:value="9">
            <office:annotation draw:style-name="gr1" draw:text-style-name="P1" svg:width="2.899cm" svg:height="0.596cm" svg:x="17.371cm" svg:y="7.46cm" draw:caption-point-x="-0.61cm" draw:caption-point-y="1.512cm">
              <dc:date>2011-06-03T00:00:00</dc:date>
              <text:p text:style-name="P1"><text:span text:style-name="T1">Own exceptions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596cm" svg:x="21.887cm" svg:y="7.46cm" draw:caption-point-x="-0.61cm" draw:caption-point-y="1.512cm">
              <dc:date>2011-06-03T00:00:00</dc:date>
              <text:p text:style-name="P1"><text:span text:style-name="T1">Wrong location</text:span></text:p>
            </office:annotation>
            <text:p>7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4">
            <text:p>100224</text:p>
          </table:table-cell>
          <table:table-cell table:style-name="ce2" table:formula="of:=names" office:value-type="string" office:string-value="Julia Kalitseva">
            <text:p>Julia Kalitse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/06/2011</text:date>, <text:time>19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3T19:09:14</dc:date>
    <dc:language>en-US</dc:language>
    <meta:editing-cycles>250</meta:editing-cycles>
    <meta:editing-duration>P10DT11H29M41S</meta:editing-duration>
    <dc:creator>Anton Keks</dc:creator>
    <meta:document-statistic meta:table-count="2" meta:cell-count="358" meta:object-count="0"/>
    <meta:user-defined meta:name="Info 1"/>
    <meta:user-defined meta:name="Info 2"/>
    <meta:user-defined meta:name="Info 3"/>
    <meta:user-defined meta:name="Info 4"/>
  </office:meta>
</office:document-meta>
</file>